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c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<text:span text:style-name="T1">pAh7K5IKeHwTAESxFVMHUDcb8EGZMX3o0mS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3:36:27.628959028</meta:creation-date>
    <dc:date>2024-10-16T17:53:08.406442365</dc:date>
    <meta:editing-duration>PT18M2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